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Standard">
      <style:text-properties style:font-name="Arial" fo:font-size="11pt" officeooo:rsid="003e7285" officeooo:paragraph-rsid="003e7285" style:font-size-asian="11pt" style:font-size-complex="11pt"/>
    </style:style>
    <style:style style:name="P4" style:family="paragraph" style:parent-style-name="Standard">
      <style:text-properties style:font-name="Arial" fo:font-size="11pt" officeooo:rsid="003e7285" officeooo:paragraph-rsid="003fbb87" style:font-size-asian="11pt" style:font-size-complex="11pt"/>
    </style:style>
    <style:style style:name="P5" style:family="paragraph" style:parent-style-name="Standard" style:list-style-name="L1">
      <style:text-properties style:font-name="Arial" fo:font-size="11pt" officeooo:rsid="003e7285" officeooo:paragraph-rsid="003fbb87" style:font-size-asian="11pt" style:font-size-complex="11pt"/>
    </style:style>
    <style:style style:name="P6" style:family="paragraph" style:parent-style-name="Standard" style:list-style-name="L2">
      <style:text-properties style:font-name="Arial" fo:font-size="11pt" officeooo:rsid="003e7285" officeooo:paragraph-rsid="0042d3d6" style:font-size-asian="11pt" style:font-size-complex="11pt"/>
    </style:style>
    <style:style style:name="P7" style:family="paragraph" style:parent-style-name="Standard" style:list-style-name="L2">
      <style:text-properties style:font-name="Arial" fo:font-size="11pt" officeooo:rsid="003e7285" officeooo:paragraph-rsid="003e7285" style:font-size-asian="11pt" style:font-size-complex="11pt"/>
    </style:style>
    <style:style style:name="P8" style:family="paragraph" style:parent-style-name="Standard" style:list-style-name="L3">
      <style:text-properties style:font-name="Arial" fo:font-size="11pt" officeooo:rsid="003e7285" officeooo:paragraph-rsid="003e7285" style:font-size-asian="11pt" style:font-size-complex="11pt"/>
    </style:style>
    <style:style style:name="P9" style:family="paragraph" style:parent-style-name="Standard" style:list-style-name="L4">
      <style:text-properties style:font-name="Arial" fo:font-size="11pt" officeooo:rsid="003e7285" officeooo:paragraph-rsid="003e7285" style:font-size-asian="11pt" style:font-size-complex="11pt"/>
    </style:style>
    <style:style style:name="P10" style:family="paragraph" style:parent-style-name="Standard" style:list-style-name="L6">
      <style:text-properties style:font-name="Arial" fo:font-size="11pt" officeooo:rsid="003e7285" officeooo:paragraph-rsid="003e7285" style:font-size-asian="11pt" style:font-size-complex="11pt"/>
    </style:style>
    <style:style style:name="P11" style:family="paragraph" style:parent-style-name="Standard" style:list-style-name="L6">
      <style:text-properties style:font-name="Arial" fo:font-size="11pt" officeooo:rsid="0045d585" officeooo:paragraph-rsid="0045d585" style:font-size-asian="11pt" style:font-size-complex="11pt"/>
    </style:style>
    <style:style style:name="P12" style:family="paragraph" style:parent-style-name="Standard" style:list-style-name="L5">
      <style:text-properties style:font-name="Arial" fo:font-size="11pt" style:font-size-asian="11pt" style:font-size-complex="11pt"/>
    </style:style>
    <style:style style:name="P13" style:family="paragraph" style:parent-style-name="Standard" style:list-style-name="L5">
      <style:text-properties style:font-name="Arial" fo:font-size="11pt" fo:language="zxx" fo:country="none" officeooo:rsid="003e7285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style:font-name="Arial" fo:font-size="8pt" officeooo:rsid="003e7285" officeooo:paragraph-rsid="003fbb87" style:font-size-asian="8pt" style:font-size-complex="8pt"/>
    </style:style>
    <style:style style:name="P15" style:family="paragraph" style:parent-style-name="Standard">
      <style:text-properties style:font-name="Arial" fo:font-size="8pt" officeooo:rsid="003e7285" officeooo:paragraph-rsid="0042d3d6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4pt" officeooo:paragraph-rsid="003e7285" style:font-size-asian="14pt" style:font-size-complex="14pt"/>
    </style:style>
    <style:style style:name="P17" style:family="paragraph" style:parent-style-name="Heading_20_1" style:list-style-name="Numbering_20_1"/>
    <style:style style:name="T1" style:family="text">
      <style:text-properties officeooo:rsid="000bf3ed"/>
    </style:style>
    <style:style style:name="T2" style:family="text">
      <style:text-properties officeooo:rsid="003e728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7285" style:font-weight-asian="bold" style:font-weight-complex="bold"/>
    </style:style>
    <style:style style:name="T5" style:family="text">
      <style:text-properties officeooo:rsid="003fbb87"/>
    </style:style>
    <style:style style:name="T6" style:family="text">
      <style:text-properties style:font-name="Arial" fo:font-size="14pt" fo:font-weight="bold" officeooo:rsid="00413f63" style:font-size-asian="14pt" style:font-weight-asian="bold" style:font-size-complex="14pt" style:font-weight-complex="bold"/>
    </style:style>
    <style:style style:name="T7" style:family="text">
      <style:text-properties style:font-name="Arial" fo:font-size="14pt" fo:font-weight="bold" officeooo:rsid="00416951" style:font-size-asian="14pt" style:font-weight-asian="bold" style:font-size-complex="14pt" style:font-weight-complex="bold"/>
    </style:style>
    <style:style style:name="T8" style:family="text">
      <style:text-properties officeooo:rsid="0042d3d6"/>
    </style:style>
    <style:style style:name="T9" style:family="text">
      <style:text-properties officeooo:rsid="0045b995"/>
    </style:style>
    <style:style style:name="T10" style:family="text">
      <style:text-properties officeooo:rsid="0048df8e"/>
    </style:style>
    <style:style style:name="T11" style:family="text">
      <style:text-properties fo:language="zxx" fo:country="none" officeooo:rsid="003e7285" style:language-asian="zxx" style:country-asian="none" style:language-complex="zxx" style:country-complex="non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PROCEDURE EN CAS D’AGRESSION POUR OUVRIR LE COFFRE</text:span></text:p>
      <text:list xml:id="list3923840325" text:style-name="Numbering_20_1">
        <text:list-item>
          <text:p text:style-name="P17"><text:span text:style-name="T10">UNE SEULE REGLE </text:span>: <text:span text:style-name="T7">NE P</text:span><text:span text:style-name="T6">AS RESISTER</text:span></text:p>
        </text:list-item>
      </text:list>
      <text:p text:style-name="P3">Le vol est un facteur de cause majeure qui <text:span text:style-name="T3">dédouane</text:span> les personnes de leur <text:span text:style-name="T3">responsabilité</text:span>. Il convient également de rappeler que le montant du sinistre est uniquement constitué du montant des espèces, les chèques portant un ordre.</text:p>
      <text:p text:style-name="P3"/>
      <text:p text:style-name="P3">Les <text:span text:style-name="T3">personnes</text:span> qui vont <text:span text:style-name="T3">attaquer</text:span>, au regard de la somme en jeu, sont des <text:span text:style-name="T3">amateurs</text:span> <text:span text:style-name="T3">donc</text:span> des gens <text:span text:style-name="T3">dangereux</text:span>. Il faut donc que tout se passe <text:span text:style-name="T3">vite</text:span> et <text:span text:style-name="T3">bien</text:span> dans <text:span text:style-name="T3">leur logique</text:span>.</text:p>
      <text:list xml:id="list231747393476749" text:continue-numbering="true" text:style-name="Numbering_20_1">
        <text:list-item>
          <text:p text:style-name="P17">EN CAS DE BRAQUAGE DANS LES LOCAUX</text:p>
        </text:list-item>
      </text:list>
      <text:p text:style-name="P4">Dans le cas de braquage dans les locaux, vous devez :</text:p>
      <text:list xml:id="list687100727" text:style-name="L1">
        <text:list-item>
          <text:p text:style-name="P5"><text:span text:style-name="T5">Do</text:span>nner tout l'argent que vous avez <text:span text:style-name="T5">devant vous.</text:span></text:p>
        </text:list-item>
        <text:list-item>
          <text:p text:style-name="P5"><text:span text:style-name="T5">C</text:span>onduire les personnes au coffre si ces derniers le demandent.</text:p>
        </text:list-item>
      </text:list>
      <text:p text:style-name="P3">La combinaison du coffre doit être connue par toutes personnes habilitées dans la gestion incluant<text:note text:id="ftn0" text:note-class="footnote"><text:note-citation>1</text:note-citation><text:note-body><text:p text:style-name="P14">En effet, cette dernière doit pouvoir l'ouvrir car ce genre d'amateur ne voudra pas comprendre qu'une personne ne connaisse pas la combinaison et peut devenir dangereuse.</text:p></text:note-body></text:note> également les personnes qui travaillent dans la pièce où se trouve le coffre.</text:p>
      <text:list xml:id="list231748532240122" text:continue-list="list231747393476749" text:style-name="Numbering_20_1">
        <text:list-item>
          <text:p text:style-name="P17">EN CAS DE BRAQUAGE A L’EXTERIEUR</text:p>
        </text:list-item>
      </text:list>
      <text:p text:style-name="P3">Les fonds doivent être remis immédiatement face à la présence d'une arme (à feu, blanche, etc.).</text:p>
      <text:p text:style-name="P3">Il ne faut jamais réclamer de l'aide auprès de passants, sauf éventuellement la police présente sur les lieux.</text:p>
      <text:list xml:id="list231747116081983" text:continue-numbering="true" text:style-name="Numbering_20_1">
        <text:list-item>
          <text:p text:style-name="P17">APRES LE FORFAIT</text:p>
        </text:list-item>
      </text:list>
      <text:list xml:id="list3674923046" text:style-name="L2">
        <text:list-item>
          <text:p text:style-name="P6">Prévenir <text:span text:style-name="T8">la police ou gendarmerie</text:span></text:p>
        </text:list-item>
        <text:list-item>
          <text:p text:style-name="P7">Prévenir sa hiérarchie</text:p>
        </text:list-item>
        <text:list-item>
          <text:p text:style-name="P6">Isoler la (ou les) personne<text:note text:id="ftn1" text:note-class="footnote"><text:note-citation>2</text:note-citation><text:note-body><text:p text:style-name="P15">Les personnes doivent être isolées afin que l'une d'entre elle n'impose pas sa description aux autres.</text:p></text:note-body></text:note> ayant été au contact du (ou des) malfaiteur </text:p>
        </text:list-item>
        <text:list-item>
          <text:p text:style-name="P6"><text:span text:style-name="T8">L</text:span>es faire écrire ce qu'ils ont vu sur les malfaiteurs (signes particuliers, habits, tatouage, etc..).</text:p>
        </text:list-item>
      </text:list>
      <text:list xml:id="list231748217003374" text:continue-list="list231747116081983" text:style-name="Numbering_20_1">
        <text:list-item>
          <text:p text:style-name="P17">LA DECOUVERTE DU CAMBRIOLAGE</text:p>
        </text:list-item>
      </text:list>
      <text:list xml:id="list2170519053" text:style-name="L6">
        <text:list-item>
          <text:p text:style-name="P10">Ne jamais entrer seul dans un bureau où vous constatez que la porte est <text:span text:style-name="T9">fracturée</text:span>.</text:p>
        </text:list-item>
        <text:list-item>
          <text:p text:style-name="P11">Prévenir la police ou gendarmerie</text:p>
        </text:list-item>
        <text:list-item>
          <text:p text:style-name="P10">Attendre la police pour entrer dans le bureau sur leur injonction.</text:p>
        </text:list-item>
        <text:list-item>
          <text:p text:style-name="P10">Prévenir la hiérarchie</text:p>
        </text:list-item>
      </text:list>
      <text:list xml:id="list231748325910000" text:continue-list="list231748217003374" text:style-name="Numbering_20_1">
        <text:list-item>
          <text:p text:style-name="P17">RAPPEL DES CONSIGNES EN CAS D’AGRESSION :</text:p>
        </text:list-item>
      </text:list>
      <text:p text:style-name="P3">A FAIRE</text:p>
      <text:list xml:id="list2776027016" text:style-name="L3">
        <text:list-item>
          <text:p text:style-name="P8">Se soumettre en gestes et en paroles, baisser la tête</text:p>
        </text:list-item>
        <text:list-item>
          <text:p text:style-name="P8">Laisser ses mains en évidence, calmer, rassurer</text:p>
        </text:list-item>
        <text:list-item>
          <text:p text:style-name="P8">Dissuader d’intervenir</text:p>
        </text:list-item>
        <text:list-item>
          <text:p text:style-name="P8">Expliquer aux agresseurs ce que l’on va faire si on doit faire un geste</text:p>
        </text:list-item>
        <text:list-item>
          <text:p text:style-name="P8">Obéir rapidement aux malfaiteurs</text:p>
        </text:list-item>
        <text:list-item>
          <text:p text:style-name="P8">Suivre précisément leurs consignes</text:p>
        </text:list-item>
      </text:list>
      <text:p text:style-name="P3">NE PAS FAIRE</text:p>
      <text:list xml:id="list1064073829" text:style-name="L4">
        <text:list-item>
          <text:p text:style-name="P9">Ne pas résister</text:p>
        </text:list-item>
        <text:list-item>
          <text:p text:style-name="P9">Ne pas tutoyer les malfaiteurs</text:p>
        </text:list-item>
        <text:list-item>
          <text:p text:style-name="P9">Ne pas les regarder dans les yeux longuement</text:p>
        </text:list-item>
        <text:list-item>
          <text:p text:style-name="P9">Ne pas faire de gestes ambigus</text:p>
        </text:list-item>
        <text:list-item>
          <text:p text:style-name="P9">Ne pas se rapprocher de trop près ou par derrière de l’agresseur</text:p>
        </text:list-item>
        <text:list-item>
          <text:p text:style-name="P9">Ne jamais entraver sa fuite</text:p>
        </text:list-item>
      </text:list>
      <text:p text:style-name="P3">LORS DE TRANSPORT DE FONDS</text:p>
      <text:list xml:id="list3337202498" text:style-name="L5">
        <text:list-item>
          <text:p text:style-name="P13">Ne pas choisir le même trajet à chaque déplacement</text:p>
        </text:list-item>
        <text:list-item>
          <text:p text:style-name="P12"><text:span text:style-name="T11">Ne pas se déplacer le même jour de la semaine, ni à la même heu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1" fo:font-family="Arial" style:font-family-generic="roman" style:font-pitch="variable" fo:font-size="12pt" style:font-size-asian="12pt"/>
    </style:style>
    <style:style style:name="Heading_20_1" style:display-name="Heading 1" style:family="paragraph" style:parent-style-name="Heading" style:class="text">
      <style:paragraph-properties fo:margin-top="0.349cm" fo:margin-bottom="0.199cm" loext:contextual-spacing="false"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3e7285"/>
    </style:style>
    <style:style style:name="MT2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067cm" fo:margin-left="1.129cm" fo:margin-right="1.30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<text:span text:style-name="MT1">disponible sur </text:span><text:a xlink:type="simple" xlink:href="https://github.com/Evarisk/bibliotheque-media-risque" text:style-name="Internet_20_link" text:visited-style-name="Visited_20_Internet_20_Link"><text:span text:style-name="MT1">github.com/evarisk</text:span></text:a></text:p>
      </style:header>
      <style:footer>
        <text:p text:style-name="MP2"><text:file-name text:display="name-and-extension">agression_ouverture_coffre.odt</text:file-name> <text:tab/>Version <text:span text:style-name="MT2">- 1.0.0-20190306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4:02:00</meta:creation-date>
    <meta:editing-duration>PT15H48M56S</meta:editing-duration>
    <meta:editing-cycles>159</meta:editing-cycles>
    <meta:generator>LibreOffice/5.3.6.1$Windows_x86 LibreOffice_project/686f202eff87ef707079aeb7f485847613344eb7</meta:generator>
    <dc:date>2019-03-06T23:17:26.239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Bourdel Constance</meta:initial-creator>
    <meta:document-statistic meta:table-count="0" meta:image-count="1" meta:object-count="0" meta:page-count="1" meta:paragraph-count="44" meta:word-count="469" meta:character-count="2656" meta:non-whitespace-character-count="2259"/>
    <meta:user-defined meta:name="Langue">Francais</meta:user-defined>
    <meta:user-defined meta:name="URL">www.digirisk.com</meta:user-defined>
  </office:meta>
</office:document-meta>
</file>